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0.66cm" fo:min-width="0cm"/>
    </style:style>
    <style:style style:name="gr2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0.658cm" fo:min-width="0cm"/>
    </style:style>
    <style:style style:name="gr3" style:family="graphic" style:parent-style-name="objectwithoutfill">
      <style:graphic-properties draw:stroke="solid" svg:stroke-width="0.1cm" svg:stroke-color="#ff3300" draw:marker-start-width="0.15cm" draw:marker-end-width="0.15cm" draw:fill="none" draw:fill-color="#000000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solid" svg:stroke-width="0.1cm" draw:marker-start-width="0.15cm" draw:marker-end-width="0.15cm" draw:fill="none" draw:fill-color="#000000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solid" svg:stroke-width="0.1cm" svg:stroke-color="#ff0000" draw:marker-start-width="0.15cm" draw:marker-end-width="0.15cm" draw:fill="none" draw:fill-color="#000000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svg:stroke-width="0.1cm" svg:stroke-color="#ff0000" draw:marker-start-width="0.15cm" draw:marker-end-width="0.15cm" draw:fill="none" draw:fill-color="#000000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marker-start-width="0.15cm" draw:marker-end-width="0.15cm" draw:fill="none" draw:fill-color="#ffffff" draw:textarea-horizontal-align="left" draw:auto-grow-height="true" draw:auto-grow-width="false" fo:min-height="0.524cm" fo:min-width="0.964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525cm" fo:min-width="2.021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525cm" fo:min-width="1.63cm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524cm" fo:min-width="2.017cm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525cm" fo:min-width="1.678cm" fo:padding-top="0.225cm" fo:padding-bottom="0.225cm" fo:padding-left="0.35cm" fo:padding-right="0.35cm"/>
    </style:style>
    <style:style style:name="gr12" style:family="graphic" style:parent-style-name="standard">
      <style:graphic-properties svg:stroke-width="0.1cm" draw:marker-start-width="0.35cm" draw:marker-end-width="0.35cm" draw:fill="solid" draw:fill-color="#000000" draw:textarea-horizontal-align="justify" draw:textarea-vertical-align="middle" draw:auto-grow-height="false" fo:min-height="0.023cm" fo:min-width="0cm" fo:padding-top="0.175cm" fo:padding-bottom="0.175cm" fo:padding-left="0.3cm" fo:padding-right="0.3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style:font-name="Liberation Sans1" fo:font-size="12pt" style:font-size-asian="12pt" style:font-size-complex="12pt"/>
    </style:style>
    <style:style style:name="P3" style:family="paragraph">
      <style:paragraph-properties fo:text-align="center"/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.395cm" svg:height="0.91cm" svg:x="7.605cm" svg:y="6.112cm">
          <draw:text-box>
            <text:p text:style-name="P1">Joinville</text:p>
          </draw:text-box>
        </draw:frame>
        <draw:frame draw:style-name="gr2" draw:text-style-name="P2" draw:layer="layout" svg:width="1.666cm" svg:height="0.908cm" svg:x="7.605cm" svg:y="0cm">
          <draw:text-box>
            <text:p text:style-name="P2">SBS</text:p>
          </draw:text-box>
        </draw:frame>
        <draw:line draw:style-name="gr3" draw:text-style-name="P3" draw:layer="layout" svg:x1="8.854cm" svg:y1="5.862cm" svg:x2="9.167cm" svg:y2="0.382cm">
          <text:p text:style-name="P3"/>
        </draw:line>
        <draw:line draw:style-name="gr4" draw:text-style-name="P3" draw:layer="layout" svg:x1="8.854cm" svg:y1="5.967cm" svg:x2="1.146cm" svg:y2="6.916cm">
          <text:p/>
        </draw:line>
        <draw:line draw:style-name="gr5" draw:text-style-name="P3" draw:layer="layout" svg:x1="1.25cm" svg:y1="6.705cm" svg:x2="1.562cm" svg:y2="3.754cm">
          <text:p/>
        </draw:line>
        <draw:line draw:style-name="gr5" draw:text-style-name="P3" draw:layer="layout" svg:x1="1.562cm" svg:y1="3.648cm" svg:x2="3.958cm" svg:y2="1.962cm">
          <text:p/>
        </draw:line>
        <draw:line draw:style-name="gr4" draw:text-style-name="P3" draw:layer="layout" svg:x1="3.958cm" svg:y1="2.068cm" svg:x2="6.666cm" svg:y2="3.017cm">
          <text:p/>
        </draw:line>
        <draw:line draw:style-name="gr6" draw:text-style-name="P3" draw:layer="layout" svg:x1="1.25cm" svg:y1="6.811cm" svg:x2="6.563cm" svg:y2="3.122cm">
          <text:p text:style-name="P3"/>
        </draw:line>
        <draw:line draw:style-name="gr4" draw:text-style-name="P3" draw:layer="layout" svg:x1="8.854cm" svg:y1="5.862cm" svg:x2="6.771cm" svg:y2="3.122cm">
          <text:p/>
        </draw:line>
        <draw:line draw:style-name="gr4" draw:text-style-name="P3" draw:layer="layout" svg:x1="3.854cm" svg:y1="1.962cm" svg:x2="3.333cm" svg:y2="5.335cm">
          <text:p/>
        </draw:line>
        <draw:frame draw:style-name="gr7" draw:text-style-name="P1" draw:layer="layout" svg:width="1.666cm" svg:height="0.974cm" svg:x="1.25cm" svg:y="6.706cm">
          <draw:text-box>
            <text:p text:style-name="P1">Itajai</text:p>
          </draw:text-box>
        </draw:frame>
        <draw:frame draw:style-name="gr8" draw:text-style-name="P2" draw:layer="layout" svg:width="2.724cm" svg:height="0.975cm" svg:x="2.813cm" svg:y="1.014cm">
          <draw:text-box>
            <text:p text:style-name="P2">Blumenau</text:p>
          </draw:text-box>
        </draw:frame>
        <draw:frame draw:style-name="gr9" draw:text-style-name="P2" draw:layer="layout" svg:width="2.332cm" svg:height="0.975cm" svg:x="6.771cm" svg:y="2.489cm">
          <draw:text-box>
            <text:p text:style-name="P2">Jaragua</text:p>
          </draw:text-box>
        </draw:frame>
        <draw:frame draw:style-name="gr10" draw:text-style-name="P2" draw:layer="layout" svg:width="2.719cm" svg:height="0.974cm" svg:x="2.709cm" svg:y="5.441cm">
          <draw:text-box>
            <text:p text:style-name="P2">Luiz Alves</text:p>
          </draw:text-box>
        </draw:frame>
        <draw:frame draw:style-name="gr11" draw:text-style-name="P2" draw:layer="layout" svg:width="2.38cm" svg:height="0.975cm" svg:x="0cm" svg:y="2.489cm">
          <draw:text-box>
            <text:p text:style-name="P2">Brusque</text:p>
          </draw:text-box>
        </draw:frame>
        <draw:custom-shape draw:style-name="gr12" draw:text-style-name="P3" draw:layer="layout" svg:width="0.417cm" svg:height="0.527cm" svg:x="3.128cm" svg:y="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437cm" svg:y1="5.44cm" svg:x2="8.854cm" svg:y2="5.862cm">
          <text:p/>
        </draw:line>
        <draw:custom-shape draw:style-name="gr12" draw:text-style-name="P3" draw:layer="layout" svg:width="0.416cm" svg:height="0.527cm" svg:x="8.646cm" svg:y="5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417cm" svg:height="0.527cm" svg:x="3.651cm" svg:y="1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416cm" svg:height="0.527cm" svg:x="0.941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417cm" svg:height="0.527cm" svg:x="1.358cm" svg:y="3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167cm" svg:y1="0.382cm" svg:x2="6.667cm" svg:y2="3.017cm">
          <text:p/>
        </draw:line>
        <draw:custom-shape draw:style-name="gr12" draw:text-style-name="P3" draw:layer="layout" svg:width="0.417cm" svg:height="0.527cm" svg:x="8.958cm" svg:y="0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417cm" svg:height="0.527cm" svg:x="6.46cm" svg:y="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Mono" svg:font-family="'Latin Modern Mono'" style:font-pitch="fixed"/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1cm" fo:margin-bottom="0.32cm" fo:margin-left="0.31cm" fo:margin-right="0.32cm" fo:page-width="1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23:24:08.372309386</meta:creation-date>
    <dc:date>2019-04-10T00:07:22.410855230</dc:date>
    <meta:editing-duration>PT43M14S</meta:editing-duration>
    <meta:editing-cycles>6</meta:editing-cycles>
    <meta:generator>LibreOffice/4.3.3.2$Linux_x86 LibreOffice_project/430m0$Build-2</meta:generator>
    <meta:document-statistic meta:object-count="24"/>
  </office:meta>
</office:document-meta>
</file>